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wareSAXConfigurationHandler.PropertyAwareSAXConfigurationHandler(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SAXConfigurationHandler.createConfiguration( final String localName ,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